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0a85e99" style:font-name-asian="aria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33da620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35aa575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3525de7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359f298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16302c9" officeooo:paragraph-rsid="0358481a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16302c9" officeooo:paragraph-rsid="03596d7e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320d3a0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3223204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3234cfe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color="#000000" officeooo:rsid="001447a3" officeooo:paragraph-rsid="00155c34"/>
    </style:style>
    <style:style style:name="P18" style:family="paragraph" style:parent-style-name="Preformatted_20_Text">
      <style:text-properties fo:color="#000000" officeooo:rsid="001447a3" officeooo:paragraph-rsid="01956c97"/>
    </style:style>
    <style:style style:name="P19" style:family="paragraph" style:parent-style-name="Preformatted_20_Text">
      <style:text-properties fo:color="#000000" officeooo:rsid="001447a3" officeooo:paragraph-rsid="02913a47"/>
    </style:style>
    <style:style style:name="P20" style:family="paragraph" style:parent-style-name="Preformatted_20_Text">
      <style:text-properties fo:color="#000000" officeooo:rsid="001447a3" officeooo:paragraph-rsid="00278f20"/>
    </style:style>
    <style:style style:name="P21" style:family="paragraph" style:parent-style-name="Preformatted_20_Text">
      <style:text-properties fo:color="#000000" officeooo:rsid="001447a3" officeooo:paragraph-rsid="00423e0f"/>
    </style:style>
    <style:style style:name="P22" style:family="paragraph" style:parent-style-name="Preformatted_20_Text">
      <style:text-properties fo:color="#000000" officeooo:rsid="001447a3" officeooo:paragraph-rsid="00549b3a"/>
    </style:style>
    <style:style style:name="P23" style:family="paragraph" style:parent-style-name="Preformatted_20_Text">
      <style:text-properties fo:color="#000000" officeooo:rsid="001447a3" officeooo:paragraph-rsid="00566f22"/>
    </style:style>
    <style:style style:name="P24" style:family="paragraph" style:parent-style-name="Preformatted_20_Text">
      <style:text-properties fo:color="#000000" officeooo:rsid="001447a3" officeooo:paragraph-rsid="0058842e"/>
    </style:style>
    <style:style style:name="P25" style:family="paragraph" style:parent-style-name="Preformatted_20_Text">
      <style:text-properties fo:color="#000000" officeooo:rsid="001447a3" officeooo:paragraph-rsid="008e4039"/>
    </style:style>
    <style:style style:name="P26" style:family="paragraph" style:parent-style-name="Preformatted_20_Text">
      <style:text-properties fo:color="#000000" officeooo:rsid="001447a3" officeooo:paragraph-rsid="019d66ee"/>
    </style:style>
    <style:style style:name="P27" style:family="paragraph" style:parent-style-name="Preformatted_20_Text">
      <style:text-properties fo:color="#000000" officeooo:rsid="001447a3" officeooo:paragraph-rsid="00a85e99"/>
    </style:style>
    <style:style style:name="P28" style:family="paragraph" style:parent-style-name="Preformatted_20_Text">
      <style:text-properties fo:color="#000000" officeooo:rsid="001447a3" officeooo:paragraph-rsid="02ffc723"/>
    </style:style>
    <style:style style:name="P29" style:family="paragraph" style:parent-style-name="Preformatted_20_Text">
      <style:text-properties fo:color="#000000" officeooo:rsid="001447a3" officeooo:paragraph-rsid="03042a0b"/>
    </style:style>
    <style:style style:name="P30" style:family="paragraph" style:parent-style-name="Preformatted_20_Text">
      <style:text-properties fo:color="#000000" officeooo:rsid="001447a3" officeooo:paragraph-rsid="030ea775"/>
    </style:style>
    <style:style style:name="P31" style:family="paragraph" style:parent-style-name="Preformatted_20_Text">
      <style:text-properties fo:color="#000000" officeooo:rsid="001447a3" officeooo:paragraph-rsid="03175c0c"/>
    </style:style>
    <style:style style:name="P32" style:family="paragraph" style:parent-style-name="Preformatted_20_Text">
      <style:text-properties fo:color="#000000" officeooo:rsid="001447a3" officeooo:paragraph-rsid="0318b2ab"/>
    </style:style>
    <style:style style:name="P33" style:family="paragraph" style:parent-style-name="Preformatted_20_Text">
      <style:text-properties fo:color="#000000" officeooo:rsid="001447a3" officeooo:paragraph-rsid="03223204"/>
    </style:style>
    <style:style style:name="P34" style:family="paragraph" style:parent-style-name="Preformatted_20_Text">
      <style:text-properties fo:color="#000000" officeooo:rsid="001447a3" officeooo:paragraph-rsid="03377d82"/>
    </style:style>
    <style:style style:name="P35" style:family="paragraph" style:parent-style-name="Preformatted_20_Text">
      <style:text-properties fo:color="#000000" officeooo:rsid="001447a3" officeooo:paragraph-rsid="021b2648"/>
    </style:style>
    <style:style style:name="P36" style:family="paragraph" style:parent-style-name="Preformatted_20_Text">
      <style:text-properties fo:color="#000000" officeooo:rsid="001447a3" officeooo:paragraph-rsid="033da620"/>
    </style:style>
    <style:style style:name="P37" style:family="paragraph" style:parent-style-name="Preformatted_20_Text">
      <style:text-properties fo:color="#000000" officeooo:rsid="001447a3" officeooo:paragraph-rsid="0340f220"/>
    </style:style>
    <style:style style:name="P38" style:family="paragraph" style:parent-style-name="Preformatted_20_Text">
      <style:text-properties fo:color="#000000" officeooo:rsid="001447a3" officeooo:paragraph-rsid="03429e83"/>
    </style:style>
    <style:style style:name="P39" style:family="paragraph" style:parent-style-name="Preformatted_20_Text">
      <style:text-properties fo:color="#000000" officeooo:rsid="001447a3" officeooo:paragraph-rsid="03434811"/>
    </style:style>
    <style:style style:name="P40" style:family="paragraph" style:parent-style-name="Preformatted_20_Text">
      <style:text-properties fo:color="#000000" officeooo:rsid="001447a3" officeooo:paragraph-rsid="0344b1c4"/>
    </style:style>
    <style:style style:name="P41" style:family="paragraph" style:parent-style-name="Preformatted_20_Text">
      <style:text-properties fo:color="#000000" officeooo:rsid="001447a3" officeooo:paragraph-rsid="0345985b"/>
    </style:style>
    <style:style style:name="P42" style:family="paragraph" style:parent-style-name="Preformatted_20_Text">
      <style:text-properties fo:color="#000000" officeooo:rsid="001447a3" officeooo:paragraph-rsid="034db51d"/>
    </style:style>
    <style:style style:name="P43" style:family="paragraph" style:parent-style-name="Preformatted_20_Text">
      <style:text-properties fo:color="#000000" officeooo:rsid="001447a3" officeooo:paragraph-rsid="035aa575"/>
    </style:style>
    <style:style style:name="P44" style:family="paragraph" style:parent-style-name="Preformatted_20_Text">
      <style:text-properties fo:color="#000000" officeooo:rsid="001447a3" officeooo:paragraph-rsid="035bb671"/>
    </style:style>
    <style:style style:name="P45" style:family="paragraph" style:parent-style-name="Preformatted_20_Text">
      <style:text-properties fo:color="#000000" officeooo:rsid="001447a3" officeooo:paragraph-rsid="036316f0"/>
    </style:style>
    <style:style style:name="P46" style:family="paragraph" style:parent-style-name="Preformatted_20_Text">
      <style:text-properties fo:color="#000000" officeooo:rsid="001447a3" officeooo:paragraph-rsid="0363bce5"/>
    </style:style>
    <style:style style:name="P47" style:family="paragraph" style:parent-style-name="Preformatted_20_Text">
      <style:text-properties fo:color="#000000" officeooo:rsid="001447a3" officeooo:paragraph-rsid="0365ad6f"/>
    </style:style>
    <style:style style:name="P48" style:family="paragraph" style:parent-style-name="Preformatted_20_Text">
      <style:text-properties fo:color="#000000" officeooo:rsid="001447a3" officeooo:paragraph-rsid="03667522"/>
    </style:style>
    <style:style style:name="P49" style:family="paragraph" style:parent-style-name="Preformatted_20_Text">
      <style:text-properties fo:color="#000000" officeooo:rsid="001447a3" officeooo:paragraph-rsid="03757205"/>
    </style:style>
    <style:style style:name="P50" style:family="paragraph" style:parent-style-name="Preformatted_20_Text">
      <style:text-properties fo:color="#000000" officeooo:rsid="001447a3" officeooo:paragraph-rsid="03765179"/>
    </style:style>
    <style:style style:name="P51" style:family="paragraph" style:parent-style-name="Preformatted_20_Text">
      <style:text-properties fo:color="#000000" officeooo:rsid="001447a3" officeooo:paragraph-rsid="037a9fb2"/>
    </style:style>
    <style:style style:name="P52" style:family="paragraph" style:parent-style-name="Preformatted_20_Text">
      <style:text-properties fo:color="#000000" officeooo:rsid="001447a3" officeooo:paragraph-rsid="037d2012"/>
    </style:style>
    <style:style style:name="P53" style:family="paragraph" style:parent-style-name="Preformatted_20_Text">
      <style:text-properties fo:color="#000000" officeooo:rsid="001447a3" officeooo:paragraph-rsid="03525de7"/>
    </style:style>
    <style:style style:name="P54" style:family="paragraph" style:parent-style-name="Preformatted_20_Text">
      <style:text-properties fo:color="#000000" officeooo:rsid="001447a3" officeooo:paragraph-rsid="0359f298"/>
    </style:style>
    <style:style style:name="P55" style:family="paragraph" style:parent-style-name="Preformatted_20_Text">
      <style:text-properties fo:color="#000000" officeooo:rsid="001447a3" officeooo:paragraph-rsid="0358481a"/>
    </style:style>
    <style:style style:name="P56" style:family="paragraph" style:parent-style-name="Preformatted_20_Text">
      <style:text-properties fo:color="#000000" officeooo:rsid="001447a3" officeooo:paragraph-rsid="03596d7e"/>
    </style:style>
    <style:style style:name="P57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5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3da620"/>
    </style:style>
    <style:style style:name="P5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aa575"/>
    </style:style>
    <style:style style:name="P6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25de7"/>
    </style:style>
    <style:style style:name="P61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9f298"/>
    </style:style>
    <style:style style:name="P62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8481a"/>
    </style:style>
    <style:style style:name="P63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596d7e"/>
    </style:style>
    <style:style style:name="P64" style:family="paragraph" style:parent-style-name="Preformatted_20_Text">
      <style:text-properties fo:color="#000000" officeooo:paragraph-rsid="009607c8"/>
    </style:style>
    <style:style style:name="P65" style:family="paragraph" style:parent-style-name="Preformatted_20_Text">
      <style:text-properties fo:color="#000000" officeooo:paragraph-rsid="01a10bcd"/>
    </style:style>
    <style:style style:name="P66" style:family="paragraph" style:parent-style-name="Preformatted_20_Text">
      <style:text-properties fo:color="#000000" officeooo:paragraph-rsid="01591725"/>
    </style:style>
    <style:style style:name="P67" style:family="paragraph" style:parent-style-name="Preformatted_20_Text">
      <style:text-properties fo:color="#000000" officeooo:paragraph-rsid="0217b083"/>
    </style:style>
    <style:style style:name="P68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69" style:family="paragraph" style:parent-style-name="Preformatted_20_Text">
      <style:text-properties fo:color="#000000" fo:font-size="10pt" officeooo:paragraph-rsid="03395e43" style:font-size-asian="10pt" style:font-size-complex="10pt"/>
    </style:style>
    <style:style style:name="P70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71" style:family="paragraph" style:parent-style-name="Preformatted_20_Text">
      <style:text-properties fo:color="#000000" officeooo:rsid="01261e16" officeooo:paragraph-rsid="00ab972d" style:font-size-asian="9pt" loext:padding="0cm" loext:border="none"/>
    </style:style>
    <style:style style:name="P72" style:family="paragraph" style:parent-style-name="Preformatted_20_Text">
      <style:text-properties fo:color="#000000" officeooo:rsid="01261e16" officeooo:paragraph-rsid="0358481a" style:font-size-asian="9pt" loext:padding="0cm" loext:border="none"/>
    </style:style>
    <style:style style:name="P73" style:family="paragraph" style:parent-style-name="Preformatted_20_Text">
      <style:text-properties fo:color="#000000" officeooo:rsid="01261e16" officeooo:paragraph-rsid="03596d7e" style:font-size-asian="9pt" loext:padding="0cm" loext:border="none"/>
    </style:style>
    <style:style style:name="P74" style:family="paragraph" style:parent-style-name="Preformatted_20_Text">
      <style:text-properties fo:color="#000000" officeooo:rsid="01261e16" officeooo:paragraph-rsid="033e9ab0" style:font-size-asian="9pt" loext:padding="0cm" loext:border="none"/>
    </style:style>
    <style:style style:name="P75" style:family="paragraph" style:parent-style-name="Preformatted_20_Text">
      <style:text-properties fo:color="#000000" officeooo:rsid="001447a3" officeooo:paragraph-rsid="033da620" style:font-size-asian="9pt" loext:padding="0cm" loext:border="none"/>
    </style:style>
    <style:style style:name="P76" style:family="paragraph" style:parent-style-name="Preformatted_20_Text">
      <style:text-properties fo:color="#000000" officeooo:rsid="001447a3" officeooo:paragraph-rsid="0359f298" style:font-size-asian="9pt" loext:padding="0cm" loext:border="none"/>
    </style:style>
    <style:style style:name="P77" style:family="paragraph" style:parent-style-name="Preformatted_20_Text">
      <style:text-properties fo:color="#000000" officeooo:rsid="001447a3" officeooo:paragraph-rsid="035aa575" style:font-size-asian="9pt" loext:padding="0cm" loext:border="none"/>
    </style:style>
    <style:style style:name="P78" style:family="paragraph" style:parent-style-name="Preformatted_20_Text">
      <style:text-properties fo:color="#000000" officeooo:rsid="001447a3" officeooo:paragraph-rsid="03525de7" style:font-size-asian="9pt" loext:padding="0cm" loext:border="none"/>
    </style:style>
    <style:style style:name="P79" style:family="paragraph" style:parent-style-name="Preformatted_20_Text">
      <style:text-properties fo:color="#000000" officeooo:rsid="001447a3" officeooo:paragraph-rsid="03596d7e" style:font-size-asian="9pt" loext:padding="0cm" loext:border="none"/>
    </style:style>
    <style:style style:name="P80" style:family="paragraph" style:parent-style-name="Preformatted_20_Text">
      <style:text-properties fo:color="#000000" officeooo:rsid="001447a3" officeooo:paragraph-rsid="0358481a" style:font-size-asian="9pt" loext:padding="0cm" loext:border="none"/>
    </style:style>
    <style:style style:name="P81" style:family="paragraph" style:parent-style-name="Standard">
      <style:text-properties fo:color="#000000" officeooo:rsid="001447a3" officeooo:paragraph-rsid="003bbfa4"/>
    </style:style>
    <style:style style:name="P82" style:family="paragraph" style:parent-style-name="Standard">
      <style:text-properties fo:color="#000000" officeooo:rsid="001447a3" officeooo:paragraph-rsid="008e4039"/>
    </style:style>
    <style:style style:name="P83" style:family="paragraph" style:parent-style-name="Standard">
      <style:text-properties fo:color="#000000" officeooo:rsid="001447a3" officeooo:paragraph-rsid="033da620"/>
    </style:style>
    <style:style style:name="P84" style:family="paragraph" style:parent-style-name="Standard">
      <style:text-properties fo:color="#000000" officeooo:rsid="001447a3" officeooo:paragraph-rsid="035aa575"/>
    </style:style>
    <style:style style:name="P85" style:family="paragraph" style:parent-style-name="Standard">
      <style:text-properties fo:color="#000000" officeooo:rsid="001447a3" officeooo:paragraph-rsid="03525de7"/>
    </style:style>
    <style:style style:name="P86" style:family="paragraph" style:parent-style-name="Standard">
      <style:text-properties fo:color="#000000" officeooo:rsid="001447a3" officeooo:paragraph-rsid="0359f298"/>
    </style:style>
    <style:style style:name="P87" style:family="paragraph" style:parent-style-name="Standard">
      <style:text-properties fo:color="#000000" officeooo:rsid="001447a3" officeooo:paragraph-rsid="0358481a"/>
    </style:style>
    <style:style style:name="P88" style:family="paragraph" style:parent-style-name="Standard">
      <style:text-properties fo:color="#000000" officeooo:rsid="001447a3" officeooo:paragraph-rsid="03596d7e"/>
    </style:style>
    <style:style style:name="P89" style:family="paragraph" style:parent-style-name="Preformatted_20_Text">
      <style:text-properties fo:color="#000000" officeooo:rsid="0384a4c3" officeooo:paragraph-rsid="0387c414" style:font-size-asian="9pt" loext:padding="0cm" loext:border="none"/>
    </style:style>
    <style:style style:name="P90" style:family="paragraph" style:parent-style-name="Preformatted_20_Text">
      <style:text-properties fo:color="#000000" officeooo:rsid="0384a4c3" officeooo:paragraph-rsid="0384a4c3" fo:background-color="#00cc33" style:font-size-asian="9pt" loext:padding="0cm" loext:border="none"/>
    </style:style>
    <style:style style:name="P91" style:family="paragraph" style:parent-style-name="Preformatted_20_Text">
      <style:text-properties fo:color="#000000" officeooo:rsid="0384a4c3" officeooo:paragraph-rsid="03880ce6" fo:background-color="#00cc33" style:font-size-asian="9pt" loext:padding="0cm" loext:border="none"/>
    </style:style>
    <style:style style:name="P92" style:family="paragraph" style:parent-style-name="Preformatted_20_Text">
      <style:text-properties fo:color="#000000" officeooo:rsid="01261e16" officeooo:paragraph-rsid="03880ce6" fo:background-color="#00cc33" style:font-size-asian="9pt" loext:padding="0cm" loext:border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6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7" style:family="text">
      <style:text-properties fo:font-variant="normal" fo:text-transform="none" style:font-name="Nimbus Mono L" fo:letter-spacing="normal" officeooo:rsid="02518f12" style:font-name-asian="arial" style:font-style-asian="normal" style:font-weight-asian="normal"/>
    </style:style>
    <style:style style:name="T8" style:family="text">
      <style:text-properties fo:font-variant="normal" fo:text-transform="none" style:font-name="Nimbus Mono L" fo:letter-spacing="normal" officeooo:rsid="03363a15" style:font-name-asian="arial" style:font-style-asian="normal" style:font-weight-asian="normal"/>
    </style:style>
    <style:style style:name="T9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 fo:background-color="#ffffff"/>
    </style:style>
    <style:style style:name="T13" style:family="text">
      <style:text-properties fo:font-variant="normal" fo:text-transform="none" style:font-name="Nimbus Mono L" fo:font-size="10pt" fo:letter-spacing="normal" officeooo:rsid="0387c414" style:font-name-asian="arial" style:font-size-asian="10pt" style:font-style-asian="normal" style:font-weight-asian="normal" style:font-size-complex="10pt"/>
    </style:style>
    <style:style style:name="T14" style:family="text">
      <style:text-properties fo:font-variant="normal" fo:text-transform="none" style:font-name="Nimbus Mono L" fo:font-size="10pt" fo:letter-spacing="normal" officeooo:rsid="0384a4c3" style:font-name-asian="arial" style:font-style-asian="normal" style:font-weight-asian="normal" style:font-size-complex="10pt"/>
    </style:style>
    <style:style style:name="T15" style:family="text">
      <style:text-properties fo:font-variant="normal" fo:text-transform="none" style:font-name="Nimbus Mono L" fo:font-size="10pt" fo:letter-spacing="normal" officeooo:rsid="0385b933" style:font-name-asian="arial" style:font-style-asian="normal" style:font-weight-asian="normal" style:font-size-complex="10pt"/>
    </style:style>
    <style:style style:name="T16" style:family="text">
      <style:text-properties fo:font-variant="normal" fo:text-transform="none" style:font-name="Nimbus Mono L" fo:font-size="10pt" fo:letter-spacing="normal" officeooo:rsid="04195eee" fo:background-color="#ffffff" loext:char-shading-value="0" style:font-name-asian="arial" style:font-size-asian="10pt" style:font-style-asian="normal" style:font-weight-asian="normal" style:font-size-complex="10pt"/>
    </style:style>
    <style:style style:name="T17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8" style:family="text">
      <style:text-properties fo:font-variant="normal" fo:text-transform="none" fo:color="#800000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9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800000" fo:letter-spacing="normal" officeooo:rsid="0097a1ec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color="#800000" fo:letter-spacing="normal" officeooo:rsid="02e79d76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color="#800000" style:font-name="Nimbus Mono L" fo:letter-spacing="normal" officeooo:rsid="001447a3" style:font-name-asian="arial" style:font-style-asian="normal" style:font-weight-asian="normal"/>
    </style:style>
    <style:style style:name="T23" style:family="text">
      <style:text-properties fo:font-variant="normal" fo:text-transform="none" fo:color="#800000" style:font-name="Nimbus Mono L" fo:letter-spacing="normal" officeooo:rsid="02e82cd9" style:font-name-asian="arial" style:font-style-asian="normal" style:font-weight-asian="normal"/>
    </style:style>
    <style:style style:name="T24" style:family="text">
      <style:text-properties officeooo:rsid="0318b2ab"/>
    </style:style>
    <style:style style:name="T25" style:family="text">
      <style:text-properties officeooo:rsid="031dc8f2"/>
    </style:style>
    <style:style style:name="T26" style:family="text">
      <style:text-properties fo:color="#800000"/>
    </style:style>
    <style:style style:name="T27" style:family="text">
      <style:text-properties fo:color="#800000" fo:background-color="#ffff00" loext:char-shading-value="0"/>
    </style:style>
    <style:style style:name="T28" style:family="text">
      <style:text-properties fo:color="#800000" officeooo:rsid="015a4bf0" fo:background-color="#ffff00" loext:char-shading-value="0"/>
    </style:style>
    <style:style style:name="T29" style:family="text">
      <style:text-properties fo:color="#800000" officeooo:rsid="00529df8"/>
    </style:style>
    <style:style style:name="T30" style:family="text">
      <style:text-properties fo:color="#800000" officeooo:rsid="02e82cd9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3525de7" fo:background-color="#ffff00" loext:char-shading-value="0"/>
    </style:style>
    <style:style style:name="T33" style:family="text">
      <style:text-properties officeooo:rsid="001447a3" fo:background-color="#ffff00" loext:char-shading-value="0"/>
    </style:style>
    <style:style style:name="T34" style:family="text">
      <style:text-properties officeooo:rsid="03596d7e" fo:background-color="#ffff00" loext:char-shading-value="0"/>
    </style:style>
    <style:style style:name="T35" style:family="text">
      <style:text-properties officeooo:rsid="0359f298" fo:background-color="#ffff00" loext:char-shading-value="0"/>
    </style:style>
    <style:style style:name="T36" style:family="text">
      <style:text-properties officeooo:rsid="035aa575" fo:background-color="#ffff00" loext:char-shading-value="0"/>
    </style:style>
    <style:style style:name="T37" style:family="text">
      <style:text-properties fo:background-color="#cc66ff" loext:char-shading-value="0"/>
    </style:style>
    <style:style style:name="T38" style:family="text">
      <style:text-properties officeooo:rsid="001447a3" fo:background-color="#cc66ff" loext:char-shading-value="0"/>
    </style:style>
    <style:style style:name="T39" style:family="text">
      <style:text-properties officeooo:rsid="033da620" fo:background-color="#cc66ff" loext:char-shading-value="0"/>
    </style:style>
    <style:style style:name="T40" style:family="text">
      <style:text-properties officeooo:rsid="03363a15"/>
    </style:style>
    <style:style style:name="T41" style:family="text">
      <style:text-properties officeooo:rsid="03429e83"/>
    </style:style>
    <style:style style:name="T42" style:family="text">
      <style:text-properties officeooo:rsid="034cb41e"/>
    </style:style>
    <style:style style:name="T43" style:family="text">
      <style:text-properties officeooo:rsid="035bb671"/>
    </style:style>
    <style:style style:name="T44" style:family="text">
      <style:text-properties officeooo:rsid="0365ad6f"/>
    </style:style>
    <style:style style:name="T45" style:family="text">
      <style:text-properties officeooo:rsid="0385b933"/>
    </style:style>
    <style:style style:name="T46" style:family="text">
      <style:text-properties fo:background-color="#00cc33" loext:char-shading-value="0"/>
    </style:style>
    <style:style style:name="T47" style:family="text">
      <style:text-properties officeooo:rsid="0385b933" fo:background-color="#00cc33" loext:char-shading-value="0"/>
    </style:style>
    <style:style style:name="T48" style:family="text">
      <style:text-properties officeooo:rsid="0385b933" fo:background-color="#00cc33" loext:char-shading-value="0"/>
    </style:style>
    <style:style style:name="T49" style:family="text">
      <style:text-properties fo:background-color="#00cc33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者:唐海湘</text:p>
      <text:p text:style-name="P17"/>
      <text:p text:style-name="P17">模块名:财务初始化模块</text:p>
      <text:p text:style-name="P28"><text:tab/><text:span text:style-name="T37">导航下拉名_1:设置</text:span></text:p>
      <text:p text:style-name="P18"><text:tab/><text:tab/><text:span text:style-name="T31">导航名_1:币别设置</text:span></text:p>
      <text:p text:style-name="P17"><text:tab/><text:tab/><text:tab/><text:span text:style-name="T26">功能名字_1:</text:span>列表 <text:s/>功能类型:网格 (有网格)</text:p>
      <text:p text:style-name="P19"><text:tab/><text:tab/><text:tab/><text:tab/><text:span text:style-name="T1">加上一个字段 ：id <text:s/>文本框 <text:s text:c="3"/>设置隐藏</text:span></text:p>
      <text:p text:style-name="P17"><text:tab/><text:tab/><text:tab/><text:tab/>字段名称_1:代码</text:p>
      <text:p text:style-name="P17"><text:tab/><text:tab/><text:tab/><text:tab/>字段名称_2:名称</text:p>
      <text:p text:style-name="P20"><text:tab/><text:tab/><text:tab/><text:tab/>字段名称_3:记账汇率</text:p>
      <text:p text:style-name="P20"><text:tab/><text:tab/><text:tab/><text:tab/></text:p>
      <text:p text:style-name="P57"/>
      <text:p text:style-name="P17"><text:tab/><text:tab/></text:p>
      <text:p text:style-name="P17"><text:tab/><text:tab/><text:tab/><text:span text:style-name="T26">功能名称_2:</text:span>添加 功能类型:编辑 </text:p>
      <text:p text:style-name="P29"><text:tab/><text:tab/><text:tab/><text:tab/>字段名称_1:代码<text:tab/><text:tab/><text:tab/> 标签类型:文本框 必填</text:p>
      <text:p text:style-name="P29"><text:tab/><text:tab/><text:tab/><text:tab/>字段名称_2:名称<text:tab/><text:tab/><text:tab/> 标签类型:文本框 必填</text:p>
      <text:p text:style-name="P29"><text:tab/><text:tab/><text:tab/><text:tab/>字段名称_3:记账汇率<text:tab/><text:tab/> 标签类型:文本框 非必填</text:p>
      <text:p text:style-name="P17"><text:tab/><text:tab/><text:tab/><text:tab/></text:p>
      <text:p text:style-name="P81"><text:tab/><text:tab/><text:tab/><text:span text:style-name="T26">功能名称_3</text:span>:编辑 功能类型:编辑</text:p>
      <text:p text:style-name="P3"><text:tab/><text:tab/><text:tab/><text:tab/>加上一个字段 ：id <text:s/>文本框 <text:s text:c="3"/>设置隐藏</text:p>
      <text:p text:style-name="P30"><text:tab/><text:tab/><text:tab/><text:tab/>字段名称_1:代码<text:tab/><text:tab/><text:tab/> 标签类型:文本框 必填</text:p>
      <text:p text:style-name="P30"><text:tab/><text:tab/><text:tab/><text:tab/>字段名称_2:名称<text:tab/><text:tab/><text:tab/> 标签类型:文本框 必填</text:p>
      <text:p text:style-name="P30"><text:tab/><text:tab/><text:tab/><text:tab/>字段名称_3:记账汇率<text:tab/><text:tab/> 标签类型:文本框 非必填</text:p>
      <text:p text:style-name="P21"/>
      <text:p text:style-name="P22"><text:tab/><text:tab/><text:tab/><text:span text:style-name="T26">功能名称_</text:span><text:span text:style-name="T29">4</text:span>:删除 功能类型: 删除</text:p>
      <text:p text:style-name="P22"><text:tab/><text:tab/><text:tab/><text:tab/>温馨提示：确定删除这条数据么？</text:p>
      <text:p text:style-name="P22"><text:tab/><text:tab/><text:tab/><text:tab/><text:tab/></text:p>
      <text:p text:style-name="P23"><text:tab/><text:tab/><text:tab/></text:p>
      <text:p text:style-name="P24"><text:tab/><text:tab/><text:tab/><text:tab/></text:p>
      <text:p text:style-name="P24"/>
      <text:p text:style-name="P24"/>
      <text:p text:style-name="P24"/>
      <text:p text:style-name="P82"><text:tab/><text:tab/><text:span text:style-name="T27">导航名_</text:span><text:span text:style-name="T28">2</text:span><text:span text:style-name="T27">:</text:span><text:span text:style-name="T31">一级科目设置</text:span></text:p>
      <text:p text:style-name="P25"><text:tab/><text:tab/><text:tab/>.<text:span text:style-name="T26">功能名字_1</text:span>:列表 <text:s/>功能类型:网格 (有网格)</text:p>
      <text:p text:style-name="P26"><text:tab/><text:tab/><text:tab/><text:tab/>字段名称_1:编号</text:p>
      <text:p text:style-name="P31"><text:tab/><text:tab/><text:tab/><text:tab/>字段名称_2:会计科目名称</text:p>
      <text:p text:style-name="P26"><text:tab/><text:tab/><text:tab/><text:tab/>字段名称_3:级别所属类别</text:p>
      <text:p text:style-name="P32"><text:tab/><text:tab/><text:tab/><text:tab/>字段名称_<text:span text:style-name="T24">4</text:span>:<text:bookmark-start text:name="__DdeLink__7481_626832568"/>会计科目适用范围<text:bookmark-end text:name="__DdeLink__7481_626832568"/></text:p>
      <text:p text:style-name="P26"/>
      <text:p text:style-name="P26"/>
      <text:p text:style-name="P64"><text:span text:style-name="T2"><text:tab/><text:tab/><text:tab/></text:span><text:span text:style-name="T17">功能名称_</text:span><text:span text:style-name="T18">2</text:span><text:span text:style-name="T4">:添加 功能类型:编辑 </text:span></text:p>
      <text:p text:style-name="P14"><text:tab/><text:tab/><text:tab/><text:tab/>字段名称_<text:span text:style-name="T25">1</text:span>:会计科目名称 <text:s text:c="6"/><text:tab/>标签类型:文本框 必填</text:p>
      <text:p text:style-name="P33"><text:tab/><text:tab/><text:tab/><text:tab/>字段名称_<text:span text:style-name="T25">2</text:span>:级别所属类别<text:tab/><text:tab/>标签类型:下拉框<text:span text:style-name="T40">(资产类/负债类/共同类/权益类/成本类/损益类)</text:span> 必填</text:p>
      <text:p text:style-name="P15"><text:tab/><text:tab/><text:tab/><text:tab/>字段名称_<text:span text:style-name="T25">3</text:span>:会计科目适用范围<text:tab/>标签类型:文本框 <text:s/>非必填</text:p>
      <text:p text:style-name="P10"/>
      <text:p text:style-name="P10"/>
      <text:p text:style-name="P10"/>
      <text:p text:style-name="P65"><text:span text:style-name="T2"><text:tab/><text:tab/><text:tab/></text:span><text:span text:style-name="T19">功能名称_</text:span><text:span text:style-name="T20">3</text:span><text:span text:style-name="T3"> 编辑</text:span><text:span text:style-name="T2"> 功能类型:编辑 </text:span></text:p>
      <text:p text:style-name="P66"><text:span text:style-name="T2"><text:tab/><text:tab/><text:tab/><text:tab/></text:span><text:span text:style-name="T1">加上一个字段 ：id <text:s/>文本框 <text:s text:c="3"/>设置隐藏</text:span></text:p>
      <text:p text:style-name="P16"><text:tab/><text:tab/><text:tab/><text:tab/>字段名称_<text:span text:style-name="T25">1</text:span>:会计科目名称 <text:s text:c="6"/><text:tab/>标签类型:文本框 必填</text:p>
      <text:p text:style-name="P34"><text:tab/><text:tab/><text:tab/><text:tab/>字段名称_<text:span text:style-name="T25">2</text:span>:级别所属类别<text:tab/><text:tab/>标签类型:下拉框<text:span text:style-name="T40">(资产类/负债类/共同类/权益类/成本类/损益类)</text:span> 必填</text:p>
      <text:p text:style-name="P16"><text:tab/><text:tab/><text:tab/><text:tab/>字段名称_<text:span text:style-name="T25">3</text:span>:会计科目适用范围<text:tab/>标签类型:文本框 <text:s/>非必填</text:p>
      <text:p text:style-name="P11"><text:tab/></text:p>
      <text:p text:style-name="P12"><text:tab/></text:p>
      <text:p text:style-name="P12"><text:soft-page-break/></text:p>
      <text:p text:style-name="P12"/>
      <text:p text:style-name="P12"/>
      <text:p text:style-name="P12"/>
      <text:p text:style-name="P67"><text:span text:style-name="T2"><text:tab/><text:tab/><text:tab/></text:span><text:span text:style-name="T19">功能名称_</text:span><text:span text:style-name="T21">4</text:span><text:span text:style-name="T19">:</text:span><text:span text:style-name="T2">删除 功能类型: 删除</text:span></text:p>
      <text:p text:style-name="P27"><text:tab/><text:tab/><text:tab/><text:tab/>温馨提示：确定删除这条数据么？</text:p>
      <text:p text:style-name="P27"><text:tab/><text:tab/></text:p>
      <text:p text:style-name="P27"><text:tab/><text:tab/><text:tab/><text:span text:style-name="T26">功能名称_</text:span><text:span text:style-name="T30">5</text:span><text:span text:style-name="T26">:</text:span>批量导入 功能类型: <text:s/></text:p>
      <text:p text:style-name="P13"><text:tab/><text:tab/><text:tab/><text:tab/></text:p>
      <text:p text:style-name="P2"/>
      <text:p text:style-name="P68"><text:span text:style-name="T5"><text:tab/><text:tab/><text:tab/></text:span><text:span text:style-name="T22">功能名称_</text:span><text:span text:style-name="T23">6</text:span><text:span text:style-name="T6">:导出</text:span></text:p>
      <text:p text:style-name="P69"><text:span text:style-name="T6"><text:tab/><text:tab/><text:tab/><text:tab/><text:tab/>根据 字段_</text:span><text:span text:style-name="T7">1：</text:span><text:span text:style-name="T5">级别所属类别<text:tab/><text:tab/>标签类型:下拉框</text:span><text:span text:style-name="T8">(资产类/负债类/共同类/权益类/成本类/损益类)</text:span><text:span text:style-name="T5"> 必填</text:span></text:p>
      <text:p text:style-name="P1"><text:tab/><text:tab/><text:tab/><text:tab/><text:tab/>导出</text:p>
      <text:p text:style-name="P1"/>
      <text:p text:style-name="P35"/>
      <text:p text:style-name="P71"/>
      <text:p text:style-name="P70"/>
      <text:p text:style-name="P70"/>
      <text:p text:style-name="P74"><text:s text:c="2"/><text:span text:style-name="T38">导航下拉名_</text:span><text:span text:style-name="T39">2</text:span><text:span text:style-name="T38">:财务初始化</text:span></text:p>
      <text:p text:style-name="P37"><text:tab/><text:tab/><text:span text:style-name="T31">导航名_1: </text:span><text:span text:style-name="T9">资产类</text:span></text:p>
      <text:p text:style-name="P36"><text:tab/><text:tab/><text:tab/><text:span text:style-name="T26">功能名字_1:</text:span>列表 <text:s/>功能类型:网格 (有网格)</text:p>
      <text:p text:style-name="P36"><text:tab/><text:tab/><text:tab/><text:tab/><text:span text:style-name="T1">加上一个字段 ：id <text:s/>文本框 <text:s text:c="3"/>设置隐藏</text:span></text:p>
      <text:p text:style-name="P36"><text:tab/><text:tab/><text:tab/><text:tab/>字段名称_1:代码</text:p>
      <text:p text:style-name="P36"><text:tab/><text:tab/><text:tab/><text:tab/>字段名称_2:一级科目</text:p>
      <text:p text:style-name="P36"><text:tab/><text:tab/><text:tab/><text:tab/>字段名称_3:二级科目</text:p>
      <text:p text:style-name="P38"><text:tab/><text:tab/><text:tab/><text:tab/>字段名称_<text:span text:style-name="T41">4</text:span>:三级科目</text:p>
      <text:p text:style-name="P38"><text:tab/><text:tab/><text:tab/><text:tab/>字段名称_<text:span text:style-name="T41">5</text:span>:说明</text:p>
      <text:p text:style-name="P36"><text:tab/><text:tab/><text:tab/><text:tab/></text:p>
      <text:p text:style-name="P58"/>
      <text:p text:style-name="P36"><text:tab/><text:tab/></text:p>
      <text:p text:style-name="P36"><text:tab/><text:tab/><text:tab/><text:span text:style-name="T26">功能名称_2:</text:span>添加 功能类型:编辑 </text:p>
      <text:p text:style-name="P39"><text:tab/><text:tab/><text:tab/><text:tab/>字段名称_<text:span text:style-name="T42">1</text:span>:一级科目<text:tab/><text:tab/>标签类型:下拉框 必填 <text:s/>不可编辑</text:p>
      <text:p text:style-name="P40"><text:tab/><text:tab/><text:tab/><text:tab/>字段名称_<text:span text:style-name="T42">2</text:span>:二级科目<text:tab/><text:tab/>标签类型:文本框 必填</text:p>
      <text:p text:style-name="P40"><text:tab/><text:tab/><text:tab/><text:tab/>字段名称_<text:span text:style-name="T42">3</text:span>:三级科目<text:tab/><text:tab/>标签类型:文本框 非必填</text:p>
      <text:p text:style-name="P41"><text:tab/><text:tab/><text:tab/><text:tab/>字段名称_<text:span text:style-name="T42">4</text:span>:说明<text:tab/><text:tab/><text:tab/>标签类型:文本框 非必填</text:p>
      <text:p text:style-name="P41"/>
      <text:p text:style-name="P41"><text:tab/><text:tab/><text:tab/><text:tab/></text:p>
      <text:p text:style-name="P36"><text:tab/><text:tab/><text:tab/><text:tab/></text:p>
      <text:p text:style-name="P83"><text:tab/><text:tab/><text:tab/><text:span text:style-name="T26">功能名称_3</text:span>:编辑 功能类型:编辑</text:p>
      <text:p text:style-name="P4"><text:tab/><text:tab/><text:tab/><text:tab/>加上一个字段 ：id <text:s/>文本框 <text:s text:c="3"/>设置隐藏</text:p>
      <text:p text:style-name="P49"><text:tab/><text:tab/><text:tab/><text:tab/>字段名称_<text:span text:style-name="T42">1</text:span>:一级科目<text:tab/><text:tab/>标签类型:下拉框 必填 <text:s/>不可编辑</text:p>
      <text:p text:style-name="P42"><text:tab/><text:tab/><text:tab/><text:tab/>字段名称_<text:span text:style-name="T42">2</text:span>:二级科目<text:tab/><text:tab/>标签类型:文本框 必填</text:p>
      <text:p text:style-name="P42"><text:tab/><text:tab/><text:tab/><text:tab/>字段名称_<text:span text:style-name="T42">3</text:span>:三级科目<text:tab/><text:tab/>标签类型:文本框 非必填</text:p>
      <text:p text:style-name="P42"><text:tab/><text:tab/><text:tab/><text:tab/>字段名称_<text:span text:style-name="T42">4</text:span>:说明<text:tab/><text:tab/><text:tab/>标签类型:文本框 非必填</text:p>
      <text:p text:style-name="P42"/>
      <text:p text:style-name="P36"/>
      <text:p text:style-name="P36"><text:tab/><text:tab/><text:tab/><text:span text:style-name="T26">功能名称_</text:span><text:span text:style-name="T29">4</text:span>:删除 功能类型: 删除</text:p>
      <text:p text:style-name="P75"><text:tab/><text:tab/><text:tab/><text:tab/>温馨提示：确定删除这条数据么？</text:p>
      <text:p text:style-name="P75"/>
      <text:p text:style-name="P78"><text:tab/><text:tab/><text:span text:style-name="T31">导航名_</text:span><text:span text:style-name="T32">2</text:span><text:span text:style-name="T31">: 负债</text:span><text:span text:style-name="T9">类</text:span></text:p>
      <text:p text:style-name="P53"><text:tab/><text:tab/><text:tab/><text:span text:style-name="T26">功能名字_1:</text:span>列表 <text:s/>功能类型:网格 (有网格)</text:p>
      <text:p text:style-name="P53"><text:tab/><text:tab/><text:tab/><text:tab/><text:span text:style-name="T1">加上一个字段 ：id <text:s/>文本框 <text:s text:c="3"/>设置隐藏</text:span></text:p>
      <text:p text:style-name="P53"><text:tab/><text:tab/><text:tab/><text:tab/>字段名称_1:代码</text:p>
      <text:p text:style-name="P53"><text:tab/><text:tab/><text:tab/><text:tab/>字段名称_2:一级科目</text:p>
      <text:p text:style-name="P53"><text:tab/><text:tab/><text:tab/><text:tab/>字段名称_3:二级科目</text:p>
      <text:p text:style-name="P53"><text:soft-page-break/><text:tab/><text:tab/><text:tab/><text:tab/>字段名称_<text:span text:style-name="T41">4</text:span>:三级科目</text:p>
      <text:p text:style-name="P53"><text:tab/><text:tab/><text:tab/><text:tab/>字段名称_<text:span text:style-name="T41">5</text:span>:说明</text:p>
      <text:p text:style-name="P53"><text:tab/><text:tab/><text:tab/><text:tab/></text:p>
      <text:p text:style-name="P60"/>
      <text:p text:style-name="P53"><text:tab/><text:tab/></text:p>
      <text:p text:style-name="P53"><text:tab/><text:tab/><text:tab/><text:span text:style-name="T26">功能名称_2:</text:span>添加 功能类型:编辑 </text:p>
      <text:p text:style-name="P50"><text:tab/><text:tab/><text:tab/><text:tab/>字段名称_<text:span text:style-name="T42">1</text:span>:一级科目<text:tab/><text:tab/>标签类型:下拉框 必填 <text:s/>不可编辑</text:p>
      <text:p text:style-name="P53"><text:tab/><text:tab/><text:tab/><text:tab/>字段名称_<text:span text:style-name="T42">2</text:span>:二级科目<text:tab/><text:tab/>标签类型:文本框 必填</text:p>
      <text:p text:style-name="P53"><text:tab/><text:tab/><text:tab/><text:tab/>字段名称_<text:span text:style-name="T42">3</text:span>:三级科目<text:tab/><text:tab/>标签类型:文本框 非必填</text:p>
      <text:p text:style-name="P53"><text:tab/><text:tab/><text:tab/><text:tab/>字段名称_<text:span text:style-name="T42">4</text:span>:说明<text:tab/><text:tab/><text:tab/>标签类型:文本框 非必填</text:p>
      <text:p text:style-name="P53"/>
      <text:p text:style-name="P53"><text:tab/><text:tab/><text:tab/><text:tab/></text:p>
      <text:p text:style-name="P53"><text:tab/><text:tab/><text:tab/><text:tab/></text:p>
      <text:p text:style-name="P85"><text:tab/><text:tab/><text:tab/><text:span text:style-name="T26">功能名称_3</text:span>:编辑 功能类型:编辑</text:p>
      <text:p text:style-name="P6"><text:tab/><text:tab/><text:tab/><text:tab/>加上一个字段 ：id <text:s/>文本框 <text:s text:c="3"/>设置隐藏</text:p>
      <text:p text:style-name="P50"><text:tab/><text:tab/><text:tab/><text:tab/>字段名称_<text:span text:style-name="T42">1</text:span>:一级科目<text:tab/><text:tab/>标签类型:下拉框 必填 <text:s/>不可编辑</text:p>
      <text:p text:style-name="P53"><text:tab/><text:tab/><text:tab/><text:tab/>字段名称_<text:span text:style-name="T42">2</text:span>:二级科目<text:tab/><text:tab/>标签类型:文本框 必填</text:p>
      <text:p text:style-name="P53"><text:tab/><text:tab/><text:tab/><text:tab/>字段名称_<text:span text:style-name="T42">3</text:span>:三级科目<text:tab/><text:tab/>标签类型:文本框 非必填</text:p>
      <text:p text:style-name="P53"><text:tab/><text:tab/><text:tab/><text:tab/>字段名称_<text:span text:style-name="T42">4</text:span>:说明<text:tab/><text:tab/><text:tab/>标签类型:文本框 非必填</text:p>
      <text:p text:style-name="P53"/>
      <text:p text:style-name="P53"/>
      <text:p text:style-name="P53"><text:tab/><text:tab/><text:tab/><text:span text:style-name="T26">功能名称_</text:span><text:span text:style-name="T29">4</text:span>:删除 功能类型: 删除</text:p>
      <text:p text:style-name="P78"><text:tab/><text:tab/><text:tab/><text:tab/>温馨提示：确定删除这条数据么？</text:p>
      <text:p text:style-name="P70"/>
      <text:p text:style-name="P72"><text:tab/><text:tab/><text:span text:style-name="T33">导航名_</text:span><text:span text:style-name="T32">2</text:span><text:span text:style-name="T33">: 共同</text:span><text:span text:style-name="T9">类</text:span></text:p>
      <text:p text:style-name="P55"><text:tab/><text:tab/><text:tab/><text:span text:style-name="T26">功能名字_1:</text:span>列表 <text:s/>功能类型:网格 (有网格)</text:p>
      <text:p text:style-name="P55"><text:tab/><text:tab/><text:tab/><text:tab/><text:span text:style-name="T1">加上一个字段 ：id <text:s/>文本框 <text:s text:c="3"/>设置隐藏</text:span></text:p>
      <text:p text:style-name="P55"><text:tab/><text:tab/><text:tab/><text:tab/>字段名称_1:代码</text:p>
      <text:p text:style-name="P55"><text:tab/><text:tab/><text:tab/><text:tab/>字段名称_2:一级科目</text:p>
      <text:p text:style-name="P55"><text:tab/><text:tab/><text:tab/><text:tab/>字段名称_3:二级科目</text:p>
      <text:p text:style-name="P55"><text:tab/><text:tab/><text:tab/><text:tab/>字段名称_<text:span text:style-name="T41">4</text:span>:三级科目</text:p>
      <text:p text:style-name="P55"><text:tab/><text:tab/><text:tab/><text:tab/>字段名称_<text:span text:style-name="T41">5</text:span>:说明</text:p>
      <text:p text:style-name="P55"><text:tab/><text:tab/><text:tab/><text:tab/></text:p>
      <text:p text:style-name="P62"/>
      <text:p text:style-name="P55"><text:tab/><text:tab/></text:p>
      <text:p text:style-name="P55"><text:tab/><text:tab/><text:tab/><text:span text:style-name="T26">功能名称_2:</text:span>添加 功能类型:编辑 </text:p>
      <text:p text:style-name="P50"><text:tab/><text:tab/><text:tab/><text:tab/>字段名称_<text:span text:style-name="T42">1</text:span>:一级科目<text:tab/><text:tab/>标签类型:下拉框 必填 <text:s/>不可编辑</text:p>
      <text:p text:style-name="P55"><text:tab/><text:tab/><text:tab/><text:tab/>字段名称_<text:span text:style-name="T42">2</text:span>:二级科目<text:tab/><text:tab/>标签类型:文本框 必填</text:p>
      <text:p text:style-name="P55"><text:tab/><text:tab/><text:tab/><text:tab/>字段名称_<text:span text:style-name="T42">3</text:span>:三级科目<text:tab/><text:tab/>标签类型:文本框 非必填</text:p>
      <text:p text:style-name="P55"><text:tab/><text:tab/><text:tab/><text:tab/>字段名称_<text:span text:style-name="T42">4</text:span>:说明<text:tab/><text:tab/><text:tab/>标签类型:文本框 非必填</text:p>
      <text:p text:style-name="P55"/>
      <text:p text:style-name="P55"><text:tab/><text:tab/><text:tab/><text:tab/></text:p>
      <text:p text:style-name="P55"><text:tab/><text:tab/><text:tab/><text:tab/></text:p>
      <text:p text:style-name="P87"><text:tab/><text:tab/><text:tab/><text:span text:style-name="T26">功能名称_3</text:span>:编辑 功能类型:编辑</text:p>
      <text:p text:style-name="P8"><text:tab/><text:tab/><text:tab/><text:tab/>加上一个字段 ：id <text:s/>文本框 <text:s text:c="3"/>设置隐藏</text:p>
      <text:p text:style-name="P50"><text:tab/><text:tab/><text:tab/><text:tab/>字段名称_<text:span text:style-name="T42">1</text:span>:一级科目<text:tab/><text:tab/>标签类型:下拉框 必填 <text:s/>不可编辑</text:p>
      <text:p text:style-name="P55"><text:tab/><text:tab/><text:tab/><text:tab/>字段名称_<text:span text:style-name="T42">2</text:span>:二级科目<text:tab/><text:tab/>标签类型:文本框 必填</text:p>
      <text:p text:style-name="P55"><text:tab/><text:tab/><text:tab/><text:tab/>字段名称_<text:span text:style-name="T42">3</text:span>:三级科目<text:tab/><text:tab/>标签类型:文本框 非必填</text:p>
      <text:p text:style-name="P55"><text:tab/><text:tab/><text:tab/><text:tab/>字段名称_<text:span text:style-name="T42">4</text:span>:说明<text:tab/><text:tab/><text:tab/>标签类型:文本框 非必填</text:p>
      <text:p text:style-name="P55"/>
      <text:p text:style-name="P55"/>
      <text:p text:style-name="P55"><text:tab/><text:tab/><text:tab/><text:span text:style-name="T26">功能名称_</text:span><text:span text:style-name="T29">4</text:span>:删除 功能类型: 删除</text:p>
      <text:p text:style-name="P80"><text:tab/><text:tab/><text:tab/><text:tab/>温馨提示：确定删除这条数据么？</text:p>
      <text:p text:style-name="P70"/>
      <text:p text:style-name="P70"/>
      <text:p text:style-name="P70"/>
      <text:p text:style-name="P73"><text:soft-page-break/><text:tab/><text:tab/><text:span text:style-name="T33">导航名_</text:span><text:span text:style-name="T34">4</text:span><text:span text:style-name="T33">: 权益</text:span><text:span text:style-name="T9">类</text:span></text:p>
      <text:p text:style-name="P56"><text:tab/><text:tab/><text:tab/><text:span text:style-name="T26">功能名字_1:</text:span>列表 <text:s/>功能类型:网格 (有网格)</text:p>
      <text:p text:style-name="P56"><text:tab/><text:tab/><text:tab/><text:tab/><text:span text:style-name="T1">加上一个字段 ：id <text:s/>文本框 <text:s text:c="3"/>设置隐藏</text:span></text:p>
      <text:p text:style-name="P56"><text:tab/><text:tab/><text:tab/><text:tab/>字段名称_1:代码</text:p>
      <text:p text:style-name="P56"><text:tab/><text:tab/><text:tab/><text:tab/>字段名称_2:一级科目 <text:s text:c="2"/></text:p>
      <text:p text:style-name="P56"><text:tab/><text:tab/><text:tab/><text:tab/>字段名称_3:二级科目</text:p>
      <text:p text:style-name="P56"><text:tab/><text:tab/><text:tab/><text:tab/>字段名称_<text:span text:style-name="T41">4</text:span>:三级科目</text:p>
      <text:p text:style-name="P56"><text:tab/><text:tab/><text:tab/><text:tab/>字段名称_<text:span text:style-name="T41">5</text:span>:说明</text:p>
      <text:p text:style-name="P56"><text:tab/><text:tab/><text:tab/><text:tab/></text:p>
      <text:p text:style-name="P63"/>
      <text:p text:style-name="P56"><text:tab/><text:tab/></text:p>
      <text:p text:style-name="P56"><text:tab/><text:tab/><text:tab/><text:span text:style-name="T26">功能名称_2:</text:span>添加 功能类型:编辑 </text:p>
      <text:p text:style-name="P50"><text:tab/><text:tab/><text:tab/><text:tab/>字段名称_<text:span text:style-name="T42">1</text:span>:一级科目<text:tab/><text:tab/>标签类型:下拉框 必填 <text:s/>不可编辑</text:p>
      <text:p text:style-name="P56"><text:tab/><text:tab/><text:tab/><text:tab/>字段名称_<text:span text:style-name="T42">2</text:span>:二级科目<text:tab/><text:tab/>标签类型:文本框 必填 <text:s/></text:p>
      <text:p text:style-name="P56"><text:tab/><text:tab/><text:tab/><text:tab/>字段名称_<text:span text:style-name="T42">3</text:span>:三级科目<text:tab/><text:tab/>标签类型:文本框 非必填</text:p>
      <text:p text:style-name="P56"><text:tab/><text:tab/><text:tab/><text:tab/>字段名称_<text:span text:style-name="T42">4</text:span>:说明<text:tab/><text:tab/><text:tab/>标签类型:文本框 非必填</text:p>
      <text:p text:style-name="P56"/>
      <text:p text:style-name="P56"><text:tab/><text:tab/><text:tab/><text:tab/></text:p>
      <text:p text:style-name="P56"><text:tab/><text:tab/><text:tab/><text:tab/></text:p>
      <text:p text:style-name="P88"><text:tab/><text:tab/><text:tab/><text:span text:style-name="T26">功能名称_3</text:span>:编辑 功能类型:编辑</text:p>
      <text:p text:style-name="P9"><text:tab/><text:tab/><text:tab/><text:tab/>加上一个字段 ：id <text:s/>文本框 <text:s text:c="3"/>设置隐藏 <text:s/></text:p>
      <text:p text:style-name="P50"><text:tab/><text:tab/><text:tab/><text:tab/>字段名称_<text:span text:style-name="T42">1</text:span>:一级科目<text:tab/><text:tab/>标签类型:下拉框 必填 <text:s/>不可编辑</text:p>
      <text:p text:style-name="P56"><text:tab/><text:tab/><text:tab/><text:tab/>字段名称_<text:span text:style-name="T42">2</text:span>:二级科目<text:tab/><text:tab/>标签类型:文本框 必填</text:p>
      <text:p text:style-name="P56"><text:tab/><text:tab/><text:tab/><text:tab/>字段名称_<text:span text:style-name="T42">3</text:span>:三级科目<text:tab/><text:tab/>标签类型:文本框 非必填</text:p>
      <text:p text:style-name="P56"><text:tab/><text:tab/><text:tab/><text:tab/>字段名称_<text:span text:style-name="T42">4</text:span>:说明<text:tab/><text:tab/><text:tab/>标签类型:文本框 非必填</text:p>
      <text:p text:style-name="P56"/>
      <text:p text:style-name="P56"/>
      <text:p text:style-name="P56"><text:tab/><text:tab/><text:tab/><text:span text:style-name="T26">功能名称_</text:span><text:span text:style-name="T29">4</text:span>:删除 功能类型: 删除</text:p>
      <text:p text:style-name="P79"><text:tab/><text:tab/><text:tab/><text:tab/>温馨提示：确定删除这条数据么？</text:p>
      <text:p text:style-name="P79"/>
      <text:p text:style-name="P79"/>
      <text:p text:style-name="P79"><text:tab/><text:tab/><text:span text:style-name="T31">导航名_</text:span><text:span text:style-name="T34">5</text:span><text:span text:style-name="T31">: 成本</text:span><text:span text:style-name="T9">类</text:span></text:p>
      <text:p text:style-name="P56"><text:tab/><text:tab/><text:tab/><text:span text:style-name="T26">功能名字_1:</text:span>列表 <text:s/>功能类型:网格 (有网格)</text:p>
      <text:p text:style-name="P56"><text:tab/><text:tab/><text:tab/><text:tab/><text:span text:style-name="T1">加上一个字段 ：id <text:s/>文本框 <text:s text:c="3"/>设置隐藏</text:span></text:p>
      <text:p text:style-name="P56"><text:tab/><text:tab/><text:tab/><text:tab/>字段名称_1:代码</text:p>
      <text:p text:style-name="P56"><text:tab/><text:tab/><text:tab/><text:tab/>字段名称_2:一级科目</text:p>
      <text:p text:style-name="P56"><text:tab/><text:tab/><text:tab/><text:tab/>字段名称_3:二级科目</text:p>
      <text:p text:style-name="P56"><text:tab/><text:tab/><text:tab/><text:tab/>字段名称_<text:span text:style-name="T41">4</text:span>:三级科目</text:p>
      <text:p text:style-name="P56"><text:tab/><text:tab/><text:tab/><text:tab/>字段名称_<text:span text:style-name="T41">5</text:span>:说明</text:p>
      <text:p text:style-name="P56"><text:tab/><text:tab/><text:tab/><text:tab/></text:p>
      <text:p text:style-name="P63"/>
      <text:p text:style-name="P56"><text:tab/><text:tab/></text:p>
      <text:p text:style-name="P56"><text:tab/><text:tab/><text:tab/><text:span text:style-name="T26">功能名称_2:</text:span>添加 功能类型:编辑 </text:p>
      <text:p text:style-name="P50"><text:tab/><text:tab/><text:tab/><text:tab/>字段名称_<text:span text:style-name="T42">1</text:span>:一级科目<text:tab/><text:tab/>标签类型:下拉框 必填 <text:s/>不可编辑</text:p>
      <text:p text:style-name="P56"><text:tab/><text:tab/><text:tab/><text:tab/>字段名称_<text:span text:style-name="T42">2</text:span>:二级科目<text:tab/><text:tab/>标签类型:文本框 必填</text:p>
      <text:p text:style-name="P56"><text:tab/><text:tab/><text:tab/><text:tab/>字段名称_<text:span text:style-name="T42">3</text:span>:三级科目<text:tab/><text:tab/>标签类型:文本框 非必填</text:p>
      <text:p text:style-name="P56"><text:tab/><text:tab/><text:tab/><text:tab/>字段名称_<text:span text:style-name="T42">4</text:span>:说明<text:tab/><text:tab/><text:tab/>标签类型:文本框 非必填</text:p>
      <text:p text:style-name="P56"/>
      <text:p text:style-name="P56"><text:tab/><text:tab/><text:tab/><text:tab/></text:p>
      <text:p text:style-name="P56"><text:tab/><text:tab/><text:tab/><text:tab/></text:p>
      <text:p text:style-name="P88"><text:tab/><text:tab/><text:tab/><text:span text:style-name="T26">功能名称_3</text:span>:编辑 功能类型:编辑</text:p>
      <text:p text:style-name="P9"><text:tab/><text:tab/><text:tab/><text:tab/>加上一个字段 ：id <text:s/>文本框 <text:s text:c="3"/>设置隐藏</text:p>
      <text:p text:style-name="P50"><text:tab/><text:tab/><text:tab/><text:tab/>字段名称_<text:span text:style-name="T42">1</text:span>:一级科目<text:tab/><text:tab/>标签类型:下拉框 必填 <text:s/>不可编辑</text:p>
      <text:p text:style-name="P56"><text:tab/><text:tab/><text:tab/><text:tab/>字段名称_<text:span text:style-name="T42">2</text:span>:二级科目<text:tab/><text:tab/>标签类型:文本框 必填</text:p>
      <text:p text:style-name="P56"><text:tab/><text:tab/><text:tab/><text:tab/>字段名称_<text:span text:style-name="T42">3</text:span>:三级科目<text:tab/><text:tab/>标签类型:文本框 非必填</text:p>
      <text:p text:style-name="P56"><text:tab/><text:tab/><text:tab/><text:tab/>字段名称_<text:span text:style-name="T42">4</text:span>:说明<text:tab/><text:tab/><text:tab/>标签类型:文本框 非必填</text:p>
      <text:p text:style-name="P56"><text:soft-page-break/></text:p>
      <text:p text:style-name="P56"/>
      <text:p text:style-name="P56"><text:tab/><text:tab/><text:tab/><text:span text:style-name="T26">功能名称_</text:span><text:span text:style-name="T29">4</text:span>:删除 功能类型: 删除</text:p>
      <text:p text:style-name="P79"><text:tab/><text:tab/><text:tab/><text:tab/>温馨提示：确定删除这条数据么？</text:p>
      <text:p text:style-name="P79"/>
      <text:p text:style-name="P79"><text:tab/><text:tab/></text:p>
      <text:p text:style-name="P76"><text:tab/><text:tab/><text:span text:style-name="T31">导航名_</text:span><text:span text:style-name="T35">6</text:span><text:span text:style-name="T31">: 损益</text:span><text:span text:style-name="T9">类</text:span></text:p>
      <text:p text:style-name="P54"><text:tab/><text:tab/><text:tab/><text:span text:style-name="T26">功能名字_1:</text:span>列表 <text:s/>功能类型:网格 (有网格)</text:p>
      <text:p text:style-name="P54"><text:tab/><text:tab/><text:tab/><text:tab/><text:span text:style-name="T1">加上一个字段 ：id <text:s/>文本框 <text:s text:c="3"/>设置隐藏</text:span></text:p>
      <text:p text:style-name="P54"><text:tab/><text:tab/><text:tab/><text:tab/>字段名称_1:代码</text:p>
      <text:p text:style-name="P54"><text:tab/><text:tab/><text:tab/><text:tab/>字段名称_2:一级科目</text:p>
      <text:p text:style-name="P54"><text:tab/><text:tab/><text:tab/><text:tab/>字段名称_3:二级科目</text:p>
      <text:p text:style-name="P54"><text:tab/><text:tab/><text:tab/><text:tab/>字段名称_<text:span text:style-name="T41">4</text:span>:三级科目</text:p>
      <text:p text:style-name="P54"><text:tab/><text:tab/><text:tab/><text:tab/>字段名称_<text:span text:style-name="T41">5</text:span>:说明</text:p>
      <text:p text:style-name="P54"><text:tab/><text:tab/><text:tab/><text:tab/></text:p>
      <text:p text:style-name="P61"/>
      <text:p text:style-name="P54"><text:tab/><text:tab/></text:p>
      <text:p text:style-name="P54"><text:tab/><text:tab/><text:tab/><text:span text:style-name="T26">功能名称_2:</text:span>添加 功能类型:编辑 </text:p>
      <text:p text:style-name="P50"><text:tab/><text:tab/><text:tab/><text:tab/>字段名称_<text:span text:style-name="T42">1</text:span>:一级科目<text:tab/><text:tab/>标签类型:下拉框 必填 <text:s/>不可编辑</text:p>
      <text:p text:style-name="P54"><text:tab/><text:tab/><text:tab/><text:tab/>字段名称_<text:span text:style-name="T42">2</text:span>:二级科目<text:tab/><text:tab/>标签类型:文本框 必填</text:p>
      <text:p text:style-name="P54"><text:tab/><text:tab/><text:tab/><text:tab/>字段名称_<text:span text:style-name="T42">3</text:span>:三级科目<text:tab/><text:tab/>标签类型:文本框 非必填</text:p>
      <text:p text:style-name="P54"><text:tab/><text:tab/><text:tab/><text:tab/>字段名称_<text:span text:style-name="T42">4</text:span>:说明<text:tab/><text:tab/><text:tab/>标签类型:文本框 非必填</text:p>
      <text:p text:style-name="P54"/>
      <text:p text:style-name="P54"><text:tab/><text:tab/><text:tab/><text:tab/></text:p>
      <text:p text:style-name="P54"><text:tab/><text:tab/><text:tab/><text:tab/></text:p>
      <text:p text:style-name="P86"><text:tab/><text:tab/><text:tab/><text:span text:style-name="T26">功能名称_3</text:span>:编辑 功能类型:编辑</text:p>
      <text:p text:style-name="P7"><text:tab/><text:tab/><text:tab/><text:tab/>加上一个字段 ：id <text:s/>文本框 <text:s text:c="3"/>设置隐藏</text:p>
      <text:p text:style-name="P50"><text:tab/><text:tab/><text:tab/><text:tab/>字段名称_<text:span text:style-name="T42">1</text:span>:一级科目<text:tab/><text:tab/>标签类型:下拉框 必填 <text:s text:c="2"/>不可编辑</text:p>
      <text:p text:style-name="P54"><text:tab/><text:tab/><text:tab/><text:tab/>字段名称_<text:span text:style-name="T42">2</text:span>:二级科目<text:tab/><text:tab/>标签类型:文本框 必填</text:p>
      <text:p text:style-name="P54"><text:tab/><text:tab/><text:tab/><text:tab/>字段名称_<text:span text:style-name="T42">3</text:span>:三级科目<text:tab/><text:tab/>标签类型:文本框 非必填</text:p>
      <text:p text:style-name="P54"><text:tab/><text:tab/><text:tab/><text:tab/>字段名称_<text:span text:style-name="T42">4</text:span>:说明<text:tab/><text:tab/><text:tab/>标签类型:文本框 非必填</text:p>
      <text:p text:style-name="P54"/>
      <text:p text:style-name="P54"/>
      <text:p text:style-name="P54"><text:tab/><text:tab/><text:tab/><text:span text:style-name="T26">功能名称_</text:span><text:span text:style-name="T29">4</text:span>:删除 功能类型: 删除</text:p>
      <text:p text:style-name="P76"><text:tab/><text:tab/><text:tab/><text:tab/>温馨提示：确定删除这条数据么？</text:p>
      <text:p text:style-name="P76"/>
      <text:p text:style-name="P76"/>
      <text:p text:style-name="P77"><text:tab/><text:span text:style-name="T31">导航名_</text:span><text:span text:style-name="T36">7</text:span><text:span text:style-name="T31">: </text:span><text:span text:style-name="T9">账户来源</text:span></text:p>
      <text:p text:style-name="P43"><text:tab/><text:tab/><text:tab/><text:span text:style-name="T26">功能名字_1:</text:span>列表 <text:s/>功能类型:网格 (有网格)</text:p>
      <text:p text:style-name="P43"><text:tab/><text:tab/><text:tab/><text:tab/><text:span text:style-name="T1">加上一个字段 ：id <text:s/>文本框 <text:s text:c="3"/>设置隐藏</text:span></text:p>
      <text:p text:style-name="P43"><text:tab/><text:tab/><text:tab/><text:tab/>字段名称_1:用户名称</text:p>
      <text:p text:style-name="P43"><text:tab/><text:tab/><text:tab/><text:tab/>字段名称_2:帐号</text:p>
      <text:p text:style-name="P44"><text:tab/><text:tab/><text:tab/><text:tab/>字段名称_3:一级科目</text:p>
      <text:p text:style-name="P43"><text:tab/><text:tab/><text:tab/><text:tab/>字段名称_<text:span text:style-name="T43">4</text:span>:二级科目</text:p>
      <text:p text:style-name="P43"><text:tab/><text:tab/><text:tab/><text:tab/>字段名称_<text:span text:style-name="T43">5</text:span>:三级科目</text:p>
      <text:p text:style-name="P47"><text:tab/><text:tab/><text:tab/><text:tab/>字段名称_<text:span text:style-name="T44">6</text:span>:开户行地址</text:p>
      <text:p text:style-name="P43"><text:tab/><text:tab/><text:tab/><text:tab/>字段名称_<text:span text:style-name="T44">7</text:span>:备注</text:p>
      <text:p text:style-name="P43"><text:tab/><text:tab/><text:tab/><text:tab/></text:p>
      <text:p text:style-name="P59"/>
      <text:p text:style-name="P43"><text:tab/><text:tab/></text:p>
      <text:p text:style-name="P43"><text:tab/><text:tab/><text:tab/><text:span text:style-name="T26">功能名称_2:</text:span>添加 功能类型:编辑 </text:p>
      <text:p text:style-name="P44"><text:tab/><text:tab/><text:tab/><text:tab/>字段名称_1:用户名称<text:tab/><text:tab/>标签类型:文本框 必填</text:p>
      <text:p text:style-name="P46"><text:tab/><text:tab/><text:tab/><text:tab/>字段名称_2:帐号<text:tab/><text:tab/><text:tab/>标签类型:文本框 非必填</text:p>
      <text:p text:style-name="P50"><text:tab/><text:tab/><text:tab/><text:tab/>字段名称_3:一级科目<text:tab/><text:tab/>标签类型:下拉框 必填 <text:s/>不可编辑</text:p>
      <text:p text:style-name="P51"><text:tab/><text:tab/><text:tab/><text:tab/>字段名称_<text:span text:style-name="T43">4</text:span>:二级科目<text:tab/><text:tab/>标签类型:下拉框 必填 <text:s/>不可编辑</text:p>
      <text:p text:style-name="P51"><text:tab/><text:tab/><text:tab/><text:tab/>字段名称_<text:span text:style-name="T43">5</text:span>:三级科目<text:tab/><text:tab/>标签类型:下拉框 必填 <text:s/>不可编辑</text:p>
      <text:p text:style-name="P47"><text:soft-page-break/><text:tab/><text:tab/><text:tab/><text:tab/><text:bookmark-start text:name="__DdeLink__7479_626832568"/>字段名称_<text:span text:style-name="T43">6</text:span>:开户行地址<text:tab/><text:tab/>标签类型:文本框 非必填</text:p>
      <text:p text:style-name="P47"><text:tab/><text:tab/><text:tab/><text:tab/>字段名称_<text:span text:style-name="T44">7</text:span>:备注<text:tab/><text:tab/><text:tab/><text:tab/>标签类型:文本框 非必填<text:bookmark-end text:name="__DdeLink__7479_626832568"/></text:p>
      <text:p text:style-name="P43"><text:tab/><text:tab/><text:tab/><text:tab/></text:p>
      <text:p text:style-name="P43"><text:tab/><text:tab/><text:tab/><text:tab/></text:p>
      <text:p text:style-name="P84"><text:tab/><text:tab/><text:tab/><text:span text:style-name="T26">功能名称_3</text:span>:编辑 功能类型:编辑</text:p>
      <text:p text:style-name="P5"><text:tab/><text:tab/><text:tab/><text:tab/>加上一个字段 ：id <text:s/>文本框 <text:s text:c="3"/>设置隐藏</text:p>
      <text:p text:style-name="P45"><text:tab/><text:tab/><text:tab/><text:tab/>字段名称_1:用户名称<text:tab/><text:tab/>标签类型:文本框 必填</text:p>
      <text:p text:style-name="P45"><text:tab/><text:tab/><text:tab/><text:tab/>字段名称_2:帐号<text:tab/><text:tab/><text:tab/>标签类型:文本框 非必填</text:p>
      <text:p text:style-name="P52"><text:tab/><text:tab/><text:tab/><text:tab/>字段名称_3:一级科目<text:tab/><text:tab/>标签类型:下拉框 必填<text:tab/><text:tab/>不可编辑</text:p>
      <text:p text:style-name="P52"><text:tab/><text:tab/><text:tab/><text:tab/>字段名称_<text:span text:style-name="T43">4</text:span>:二级科目<text:tab/><text:tab/>标签类型:下拉框 必填<text:tab/><text:tab/>不可编辑</text:p>
      <text:p text:style-name="P52"><text:tab/><text:tab/><text:tab/><text:tab/>字段名称_<text:span text:style-name="T43">5</text:span>:三级科目<text:tab/><text:tab/>标签类型:下拉框 必填<text:tab/><text:tab/>不可编辑</text:p>
      <text:p text:style-name="P48"><text:tab/><text:tab/><text:tab/><text:tab/>字段名称_<text:span text:style-name="T43">6</text:span>:开户行地址<text:tab/><text:tab/>标签类型:文本框 非必填</text:p>
      <text:p text:style-name="P48"><text:tab/><text:tab/><text:tab/><text:tab/>字段名称_<text:span text:style-name="T44">7</text:span>:备注<text:tab/><text:tab/><text:tab/><text:tab/>标签类型:文本框 非必填</text:p>
      <text:p text:style-name="P43"/>
      <text:p text:style-name="P43"/>
      <text:p text:style-name="P43"><text:tab/><text:tab/><text:tab/><text:span text:style-name="T26">功能名称_</text:span><text:span text:style-name="T29">4</text:span>:删除 功能类型: 删除</text:p>
      <text:p text:style-name="P77"><text:tab/><text:tab/><text:tab/><text:tab/>温馨提示：确定删除这条数据么？</text:p>
      <text:p text:style-name="P77"/>
      <text:p text:style-name="P77"/>
      <text:p text:style-name="P77"/>
      <text:p text:style-name="P90">修改：</text:p>
      <text:p text:style-name="P89"><text:tab/><text:span text:style-name="T48">1.在</text:span><text:span text:style-name="T49">一级科目导航 <text:s/>加上导入和导出功能</text:span></text:p>
      <text:p text:style-name="P91"><text:tab/><text:span text:style-name="T45">2.</text:span><text:span text:style-name="T11">加一个设置界面，跟客户信息一样<text:tab/></text:span></text:p>
      <text:p text:style-name="P92"><text:span text:style-name="T13"><text:tab/>3</text:span><text:span text:style-name="T11">、</text:span><text:span text:style-name="T15">加上权限</text:span></text:p>
      <text:p text:style-name="P92"><text:span text:style-name="T14"><text:s text:c="6"/>模块设置权限，下拉导航权限，功能导航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3T11:16:52.245354714</dc:date>
    <meta:editing-duration>P2DT13H35M7S</meta:editing-duration>
    <meta:editing-cycles>438</meta:editing-cycles>
    <meta:generator>LibreOffice/5.1.6.2.0$Linux_X86_64 LibreOffice_project/10$Build-2</meta:generator>
    <meta:document-statistic meta:table-count="0" meta:image-count="0" meta:object-count="0" meta:page-count="6" meta:paragraph-count="241" meta:word-count="3087" meta:character-count="4815" meta:non-whitespace-character-count="3440"/>
  </office:meta>
</office:document-meta>
</file>